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&quot;OK&quot;" style:apply-style-name="Good" style:base-cell-address="Sheet1.C36"/>
      <style:map style:condition="cell-content()=&quot;RANGE ERR&quot;" style:apply-style-name="Bad" style:base-cell-address="Sheet1.C36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FCLK</text:p>
          </table:table-cell>
          <table:table-cell table:style-name="ce3" office:value-type="float" office:value="72000000" calcext:value-type="float">
            <text:p>72.00E+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6" table:number-rows-spanned="1">
            <text:p>DAC DMA value calculator</text:p>
          </table:table-cell>
          <table:covered-table-cell table:number-columns-repeated="2" table:style-name="ce3"/>
          <table:covered-table-cell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------target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Target Freq</text:p>
          </table:table-cell>
          <table:table-cell table:style-name="ce3" office:value-type="float" office:value="100000" calcext:value-type="float">
            <text:p>100.00E+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 Sam.</text:p>
          </table:table-cell>
          <table:table-cell office:value-type="float" office:value="64" calcext:value-type="float">
            <text:p>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style-name="ce3" table:formula="of:=[.B6]*[.B7]" office:value-type="float" office:value="6400000" calcext:value-type="float">
            <text:p>6.40E+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[.B1]/[.B8]" office:value-type="float" office:value="11.25" calcext:value-type="float">
            <text:p>11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 bytes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m Req</text:p>
          </table:table-cell>
          <table:table-cell table:formula="of:=[.B7]*[.B10]"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6" office:value-type="string" calcext:value-type="string" table:number-columns-spanned="2" table:number-rows-spanned="1">
            <text:p>------actual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ROUND([.B9])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formula="of:=[.B1]/[.B14]" office:value-type="float" office:value="6545454.54545455" calcext:value-type="float">
            <text:p>6545454.545454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 Freq</text:p>
          </table:table-cell>
          <table:table-cell table:formula="of:=[.B15]/[.B7]" office:value-type="float" office:value="102272.727272727" calcext:value-type="float">
            <text:p>102272.7272727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rror %</text:p>
          </table:table-cell>
          <table:table-cell table:formula="of:=([.B16]-[.B6])/[.B6]*100" office:value-type="float" office:value="2.27272727272728" calcext:value-type="float">
            <text:p>2.2727272727272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Sample value to data value</text:p>
          </table:table-cell>
          <table:covered-table-cell table:number-columns-repeated="5" table:style-name="ce6"/>
          <table:table-cell table:number-columns-repeated="19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20]&lt;-[.B22];[.B20]&gt;[.B22]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21]=0;[.B21]=1)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Amp Limit</text:p>
          </table:table-cell>
          <table:table-cell table:style-name="ce2" table:formula="of:=CHOOSE([.B21]+1;5;0.5)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Sample Val</text:p>
          </table:table-cell>
          <table:table-cell table:style-name="ce2" table:formula="of:=ROUND(([.B20]/[.B22]+1)/2*2^[.B2])" office:value-type="float" office:value="2048" calcext:value-type="float">
            <text:p>2048</text:p>
          </table:table-cell>
          <table:table-cell table:style-name="ce2" table:number-columns-repeated="3"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Max err (mV)</text:p>
          </table:table-cell>
          <table:table-cell table:formula="of:=10/2^[.B2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Offset PWM ARR calculator</text:p>
          </table:table-cell>
          <table:covered-table-cell table:number-columns-repeated="2" table:style-name="ce6"/>
          <table:covered-table-cell table:number-columns-repeated="3"/>
          <table:table-cell table:number-columns-repeated="19"/>
        </table:table-row>
        <table:table-row table:style-name="ro1">
          <table:table-cell/>
          <table:table-cell table:style-name="ce2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TS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ARR</text:p>
          </table:table-cell>
          <table:table-cell table:style-name="ce2" table:formula="of:=2^[.B28]" office:value-type="float" office:value="4096" calcext:value-type="float">
            <text:p>409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CLK</text:p>
          </table:table-cell>
          <table:table-cell table:style-name="ce3" table:formula="of:=[.B1]" office:value-type="float" office:value="72000000" calcext:value-type="float">
            <text:p>72.00E+0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PWM</text:p>
          </table:table-cell>
          <table:table-cell table:style-name="ce4" table:formula="of:=[.B30]/(([.B29]+1)*(0+1))" office:value-type="float" office:value="17573.8345130583" calcext:value-type="float">
            <text:p>17.57E+03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V res (mV)</text:p>
          </table:table-cell>
          <table:table-cell table:style-name="ce2" table:formula="of:=10/[.B29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6" table:number-rows-spanned="1">
            <text:p>Offset voltage → CCR calculator</text:p>
          </table:table-cell>
          <table:covered-table-cell/>
          <table:covered-table-cell table:number-columns-repeated="4" table:style-name="ce6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ffset (v)</text:p>
          </table:table-cell>
          <table:table-cell table:style-name="ce2" office:value-type="float" office:value="-1.1" calcext:value-type="float">
            <text:p>-1.1</text:p>
          </table:table-cell>
          <table:table-cell table:style-name="ce10" table:formula="of:=CHOOSE(OR([.B36]&lt;-5;[.B36]&gt;5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table:formula="of:=(-[.B36]+5)/10*100" office:value-type="float" office:value="61" calcext:value-type="float">
            <text:p>61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[.B29]*[.B37]/100" office:value-type="float" office:value="2498.56" calcext:value-type="float">
            <text:p>2498.56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PCB Output Voltage calculator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42]&lt;0;[.B42]&gt;100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1.65" calcext:value-type="float">
            <text:p>1.65</text:p>
          </table:table-cell>
          <table:table-cell table:style-name="ce10" table:formula="of:=CHOOSE(OR([.B43]&lt;0;[.B43]&gt;3.3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44]=0;[.B44]=1)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FB (ohm)</text:p>
          </table:table-cell>
          <table:table-cell table:style-name="ce2" table:formula="of:=CHOOSE([.B44]+1;10;1)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put (v)</text:p>
          </table:table-cell>
          <table:table-cell table:style-name="ce2" table:formula="of:=[.K54]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ffset (%)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office:value-type="string" calcext:value-type="string">
            <text:p>Offset (v)</text:p>
          </table:table-cell>
          <table:table-cell table:style-name="ce2" table:formula="of:=[.E48]/100*3.3" office:value-type="float" office:value="0" calcext:value-type="float">
            <text:p>0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3"/>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/>
          <table:table-cell table:style-name="ce2" office:value-type="string" calcext:value-type="string">
            <text:p>|</text:p>
          </table:table-cell>
          <table:table-cell table:style-name="ce2" table:number-columns-repeated="16"/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 FB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11" table:formula="of:=[.B45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2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Sample (v)</text:p>
          </table:table-cell>
          <table:table-cell table:style-name="ce2" table:formula="of:=[.B43]" office:value-type="float" office:value="1.65" calcext:value-type="float">
            <text:p>1.6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E52]*([.B51]/[.C52]+[.B54]/[.C55])" office:value-type="float" office:value="-0" calcext:value-type="float">
            <text:p>0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J52]*([.G48]/[.H49]+[.G51]/[.H52]+[.F54]/[.H55])" office:value-type="float" office:value="5" calcext:value-type="float">
            <text:p>5</text:p>
          </table:table-cell>
          <table:table-cell table:style-name="ce2" office:value-type="string" calcext:value-type="string">
            <text:p>(Output)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3.3" calcext:value-type="float">
            <text:p>3.3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  <table:table-cell table:style-name="ce2"/>
          <table:table-cell table:number-columns-repeated="12"/>
          <table:table-cell table:style-name="ce2"/>
        </table:table-row>
        <table:table-row table:style-name="ro1">
          <table:table-cell/>
          <table:table-cell table:style-name="ce2" table:number-columns-repeated="2"/>
          <table:table-cell table:number-columns-repeated="21"/>
          <table:table-cell table:style-name="ce2"/>
        </table:table-row>
        <table:table-row table:style-name="ro1" table:number-rows-repeated="4">
          <table:table-cell table:number-columns-repeated="24"/>
          <table:table-cell table:style-name="ce2"/>
        </table:table-row>
        <table:table-row table:style-name="ro1" table:number-rows-repeated="2">
          <table:table-cell table:number-columns-repeated="12"/>
          <table:table-cell table:style-name="ce2" table:number-columns-repeated="13"/>
        </table:table-row>
        <table:table-row table:style-name="ro1" table:number-rows-repeated="2">
          <table:table-cell table:number-columns-repeated="6"/>
          <table:table-cell table:style-name="ce2" table:number-columns-repeated="19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" table:number-columns-repeated="10"/>
          <table:table-cell table:number-columns-repeated="9"/>
        </table:table-row>
        <table:table-row table:style-name="ro1">
          <table:table-cell/>
          <table:table-cell table:style-name="ce2" table:number-columns-repeated="15"/>
          <table:table-cell table:number-columns-repeated="9"/>
        </table:table-row>
        <calcext:conditional-formats>
          <calcext:conditional-format calcext:target-range-address="Sheet1.C36:Sheet1.C36 Sheet1.C42:Sheet1.C44 Sheet1.C20:Sheet1.C21">
            <calcext:condition calcext:apply-style-name="Good" calcext:value="=&quot;OK&quot;" calcext:base-cell-address="Sheet1.C36"/>
            <calcext:condition calcext:apply-style-name="Bad" calcext:value="=&quot;RANGE ERR&quot;" calcext:base-cell-address="Sheet1.C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6:06:15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0-04T17:19:30.419000000</dc:date>
    <meta:editing-duration>PT2H12M36S</meta:editing-duration>
    <meta:editing-cycles>18</meta:editing-cycles>
    <meta:document-statistic meta:table-count="1" meta:cell-count="118" meta:object-count="0"/>
  </office:meta>
</office:document-meta>
</file>